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2764in" svg:height="5.3752in" svg:x="5.2358in" svg:y="0.2823in">
            <draw:object draw:notify-on-update-of-ranges="Sheet1.A2:Sheet1.A6 Sheet1.B1:Sheet1.B1 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1677in" svg:height="5.8248in" svg:x="5.2791in" svg:y="5.7827in">
            <draw:object draw:notify-on-update-of-ranges="Sheet1.C38:Sheet1.C38 Sheet1.A2:Sheet1.A6 Sheet1.D1:Sheet1.D1 Sheet1.D2:Sheet1.D6 Sheet1.E1:Sheet1.E1 Sheet1.E2:Sheet1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8287in" svg:height="4.7953in" svg:x="0.8992in" svg:y="9.7472in">
            <draw:object draw:notify-on-update-of-ranges="Sheet1.B1:Sheet1.B1 Sheet1.D1:Sheet1.D1  Sheet1.B6:Sheet1.B6 Sheet1.D6:Sheet1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089in" svg:height="4.6717in" svg:x="6.1831in" svg:y="11.7138in">
            <draw:object draw:notify-on-update-of-ranges="Sheet1.A2:Sheet1.A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ree add</text:p>
          </table:table-cell>
          <table:table-cell office:value-type="string" calcext:value-type="string">
            <text:p>tree sub</text:p>
          </table:table-cell>
          <table:table-cell office:value-type="string" calcext:value-type="string">
            <text:p>Lenna add</text:p>
          </table:table-cell>
          <table:table-cell office:value-type="string" calcext:value-type="string">
            <text:p>Lenna sub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45879" calcext:value-type="float">
            <text:p>45879</text:p>
          </table:table-cell>
          <table:table-cell office:value-type="float" office:value="44697" calcext:value-type="float">
            <text:p>44697</text:p>
          </table:table-cell>
          <table:table-cell office:value-type="float" office:value="13182" calcext:value-type="float">
            <text:p>13182</text:p>
          </table:table-cell>
          <table:table-cell office:value-type="float" office:value="12277" calcext:value-type="float">
            <text:p>12277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44297" calcext:value-type="float">
            <text:p>44297</text:p>
          </table:table-cell>
          <table:table-cell office:value-type="float" office:value="42191" calcext:value-type="float">
            <text:p>42191</text:p>
          </table:table-cell>
          <table:table-cell office:value-type="float" office:value="13048" calcext:value-type="float">
            <text:p>13048</text:p>
          </table:table-cell>
          <table:table-cell office:value-type="float" office:value="11706" calcext:value-type="float">
            <text:p>11706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48031" calcext:value-type="float">
            <text:p>48031</text:p>
          </table:table-cell>
          <table:table-cell office:value-type="float" office:value="45114" calcext:value-type="float">
            <text:p>45114</text:p>
          </table:table-cell>
          <table:table-cell office:value-type="float" office:value="13197" calcext:value-type="float">
            <text:p>13197</text:p>
          </table:table-cell>
          <table:table-cell office:value-type="float" office:value="12465" calcext:value-type="float">
            <text:p>12465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170456" calcext:value-type="float">
            <text:p>170456</text:p>
          </table:table-cell>
          <table:table-cell office:value-type="float" office:value="166820" calcext:value-type="float">
            <text:p>166820</text:p>
          </table:table-cell>
          <table:table-cell office:value-type="float" office:value="47996" calcext:value-type="float">
            <text:p>47996</text:p>
          </table:table-cell>
          <table:table-cell office:value-type="float" office:value="47457" calcext:value-type="float">
            <text:p>47457</text:p>
          </table:table-cell>
        </table:table-row>
        <table:table-row table:style-name="ro1">
          <table:table-cell office:value-type="string" calcext:value-type="string">
            <text:p>neon</text:p>
          </table:table-cell>
          <table:table-cell office:value-type="float" office:value="98748" calcext:value-type="float">
            <text:p>98748</text:p>
          </table:table-cell>
          <table:table-cell office:value-type="float" office:value="106450" calcext:value-type="float">
            <text:p>106450</text:p>
          </table:table-cell>
          <table:table-cell office:value-type="float" office:value="28218" calcext:value-type="float">
            <text:p>28218</text:p>
          </table:table-cell>
          <table:table-cell office:value-type="float" office:value="27587" calcext:value-type="float">
            <text:p>27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1:36:22.007029612</meta:creation-date>
    <dc:date>2024-10-18T13:58:55.354326654</dc:date>
    <meta:editing-duration>PT46M17S</meta:editing-duration>
    <meta:editing-cycles>1</meta:editing-cycles>
    <meta:document-statistic meta:table-count="1" meta:cell-count="29" meta:object-count="4"/>
    <meta:generator>LibreOffice/24.2.6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03cm" svg:height="13.654cm" xlink:href=".." xlink:type="simple" chart:class="chart:bar" chart:style-name="ch1">
        <chart:title svg:x="9.449cm" svg:y="0.409cm" chart:style-name="ch2">
          <text:p>Оценка производительности, tree</text:p>
        </chart:title>
        <chart:legend chart:legend-position="end" svg:x="24.104cm" svg:y="6.279cm" style:legend-expansion="high" chart:style-name="ch3"/>
        <chart:plot-area chart:style-name="ch4" table:cell-range-address="Sheet1.A1:Sheet1.C6" chart:data-source-has-labels="both" svg:x="1.533cm" svg:y="1.461cm" svg:width="22.049cm" svg:height="10.939cm">
          <chart:coordinate-region svg:x="2.922cm" svg:y="1.66cm" svg:width="20.66cm" svg:height="10.093cm"/>
          <chart:axis chart:dimension="x" chart:name="primary-x" chart:style-name="ch5" chartooo:axis-type="auto">
            <chartooo:date-scale/>
            <chart:title svg:x="11.971cm" svg:y="12.673cm" chart:style-name="ch6">
              <text:p>method</text:p>
            </chart:title>
            <chart:categories table:cell-range-address="Sheet1.A2:Sheet1.A6"/>
          </chart:axis>
          <chart:axis chart:dimension="y" chart:name="primary-y" chart:style-name="ch7">
            <chart:title svg:x="0.451cm" svg:y="8.35cm" chart:style-name="ch8">
              <text:p>time, microseconds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bar">
            <chart:data-point chart:repeated="5"/>
          </chart:series>
          <chart:series chart:style-name="ch11" chart:values-cell-range-address="Sheet1.C2:Sheet1.C6" chart:label-cell-address="Sheet1.C1:Sheet1.C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 add</text:p>
                <draw:g>
                  <svg:desc>Sheet1.B1:Sheet1.B1</svg:desc>
                </draw:g>
              </table:table-cell>
              <table:table-cell office:value-type="string">
                <text:p>tree su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3</text:p>
                <draw:g>
                  <svg:desc>Sheet1.A2:Sheet1.A6</svg:desc>
                </draw:g>
              </table:table-cell>
              <table:table-cell office:value-type="float" office:value="45879">
                <text:p>45879</text:p>
                <draw:g>
                  <svg:desc>Sheet1.B2:Sheet1.B6</svg:desc>
                </draw:g>
              </table:table-cell>
              <table:table-cell office:value-type="float" office:value="44697">
                <text:p>44697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44297">
                <text:p>44297</text:p>
              </table:table-cell>
              <table:table-cell office:value-type="float" office:value="42191">
                <text:p>42191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48031">
                <text:p>48031</text:p>
              </table:table-cell>
              <table:table-cell office:value-type="float" office:value="45114">
                <text:p>45114</text:p>
              </table:table-cell>
            </table:table-row>
            <table:table-row>
              <table:table-cell office:value-type="string">
                <text:p>O0</text:p>
              </table:table-cell>
              <table:table-cell office:value-type="float" office:value="170456">
                <text:p>170456</text:p>
              </table:table-cell>
              <table:table-cell office:value-type="float" office:value="166820">
                <text:p>166820</text:p>
              </table:table-cell>
            </table:table-row>
            <table:table-row>
              <table:table-cell office:value-type="string">
                <text:p>neon</text:p>
              </table:table-cell>
              <table:table-cell office:value-type="float" office:value="98748">
                <text:p>98748</text:p>
              </table:table-cell>
              <table:table-cell office:value-type="float" office:value="106450">
                <text:p>1064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27cm" svg:height="14.796cm" xlink:href=".." xlink:type="simple" chart:class="chart:bar" chart:column-mapping="0" chart:style-name="ch1">
        <chart:title svg:x="9.073cm" svg:y="0.431cm" chart:style-name="ch2">
          <text:p>Оценка производительности, Lenna</text:p>
        </chart:title>
        <chart:legend chart:legend-position="end" svg:x="23.458cm" svg:y="6.85cm" style:legend-expansion="high" chart:style-name="ch3"/>
        <chart:plot-area chart:style-name="ch4" table:cell-range-address="Sheet1.C38:Sheet1.C38 Sheet1.A2:Sheet1.A6 Sheet1.D1:Sheet1.E6" chart:data-source-has-labels="both" svg:x="1.527cm" svg:y="1.505cm" svg:width="21.415cm" svg:height="12.015cm">
          <chart:coordinate-region svg:x="2.731cm" svg:y="1.704cm" svg:width="20.211cm" svg:height="11.169cm"/>
          <chart:axis chart:dimension="x" chart:name="primary-x" chart:style-name="ch5" chartooo:axis-type="auto">
            <chartooo:date-scale/>
            <chart:title svg:x="11.648cm" svg:y="13.815cm" chart:style-name="ch6">
              <text:p>method</text:p>
            </chart:title>
            <chart:categories table:cell-range-address="Sheet1.A2:Sheet1.A6"/>
          </chart:axis>
          <chart:axis chart:dimension="y" chart:name="primary-y" chart:style-name="ch7">
            <chart:title svg:x="0.451cm" svg:y="8.932cm" chart:style-name="ch8">
              <text:p>time, microseconds</text:p>
            </chart:title>
            <chart:grid chart:style-name="ch9" chart:class="major"/>
          </chart:axis>
          <chart:series chart:style-name="ch10" chart:values-cell-range-address="Sheet1.D2:Sheet1.D6" chart:label-cell-address="Sheet1.D1:Sheet1.D1" chart:class="chart:bar">
            <chart:data-point chart:repeated="5"/>
          </chart:series>
          <chart:series chart:style-name="ch11" chart:values-cell-range-address="Sheet1.E2:Sheet1.E6" chart:label-cell-address="Sheet1.E1:Sheet1.E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na add</text:p>
                <draw:g>
                  <svg:desc>Sheet1.D1:Sheet1.D1</svg:desc>
                </draw:g>
              </table:table-cell>
              <table:table-cell office:value-type="string">
                <text:p>Lenna sub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3</text:p>
                <draw:g>
                  <svg:desc>Sheet1.A2:Sheet1.A6</svg:desc>
                </draw:g>
              </table:table-cell>
              <table:table-cell office:value-type="float" office:value="13182">
                <text:p>13182</text:p>
                <draw:g>
                  <svg:desc>Sheet1.D2:Sheet1.D6</svg:desc>
                </draw:g>
              </table:table-cell>
              <table:table-cell office:value-type="float" office:value="12277">
                <text:p>12277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3048">
                <text:p>13048</text:p>
              </table:table-cell>
              <table:table-cell office:value-type="float" office:value="11706">
                <text:p>11706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13197">
                <text:p>13197</text:p>
              </table:table-cell>
              <table:table-cell office:value-type="float" office:value="12465">
                <text:p>12465</text:p>
              </table:table-cell>
            </table:table-row>
            <table:table-row>
              <table:table-cell office:value-type="string">
                <text:p>O0</text:p>
              </table:table-cell>
              <table:table-cell office:value-type="float" office:value="47996">
                <text:p>47996</text:p>
              </table:table-cell>
              <table:table-cell office:value-type="float" office:value="47457">
                <text:p>47457</text:p>
              </table:table-cell>
            </table:table-row>
            <table:table-row>
              <table:table-cell office:value-type="string">
                <text:p>neon</text:p>
              </table:table-cell>
              <table:table-cell office:value-type="float" office:value="28218">
                <text:p>28218</text:p>
              </table:table-cell>
              <table:table-cell office:value-type="float" office:value="27587">
                <text:p>275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66cm" svg:height="12.181cm" xlink:href=".." xlink:type="simple" chart:class="chart:bar" chart:style-name="ch1">
        <chart:title svg:x="1.353cm" svg:y="0.379cm" chart:style-name="ch2">
          <text:p>Время выполнения от размера изображения</text:p>
        </chart:title>
        <chart:legend chart:legend-position="end" svg:x="10.77cm" svg:y="5.791cm" style:legend-expansion="high" chart:style-name="ch3"/>
        <chart:plot-area chart:style-name="ch4" table:cell-range-address="Sheet1.B1:Sheet1.B1 Sheet1.D1:Sheet1.D1 Sheet1.B6:Sheet1.B6 Sheet1.D6:Sheet1.D6" chart:data-source-has-labels="both" svg:x="1.256cm" svg:y="1.401cm" svg:width="9.269cm" svg:height="9.556cm">
          <chart:coordinate-region svg:x="2.645cm" svg:y="1.6cm" svg:width="7.88cm" svg:height="8.71cm"/>
          <chart:axis chart:dimension="x" chart:name="primary-x" chart:style-name="ch5" chartooo:axis-type="auto">
            <chartooo:date-scale/>
            <chart:title svg:x="5.304cm" svg:y="11.2cm" chart:style-name="ch6">
              <text:p>method</text:p>
            </chart:title>
            <chart:categories table:cell-range-address="Sheet1.B1:Sheet1.B1 Sheet1.D1:Sheet1.D1"/>
          </chart:axis>
          <chart:axis chart:dimension="y" chart:name="primary-y" chart:style-name="ch7">
            <chart:title svg:x="0.451cm" svg:y="7.652cm" chart:style-name="ch8">
              <text:p>time, mecroseconds</text:p>
            </chart:title>
            <chart:grid chart:style-name="ch9" chart:class="major"/>
          </chart:axis>
          <chart:series chart:style-name="ch10" chart:values-cell-range-address="Sheet1.B6:Sheet1.B6 Sheet1.D6:Sheet1.D6" loext:label-string="neon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n</text:p>
              </table:table-cell>
            </table:table-row>
          </table:table-header-rows>
          <table:table-rows>
            <table:table-row>
              <table:table-cell office:value-type="string">
                <text:p>tree add</text:p>
                <draw:g>
                  <svg:desc>Sheet1.B1:Sheet1.B1 Sheet1.D1:Sheet1.D1</svg:desc>
                </draw:g>
              </table:table-cell>
              <table:table-cell office:value-type="float" office:value="98748">
                <text:p>98748</text:p>
                <draw:g>
                  <svg:desc>Sheet1.B6:Sheet1.B6 Sheet1.D6:Sheet1.D6</svg:desc>
                </draw:g>
              </table:table-cell>
            </table:table-row>
            <table:table-row>
              <table:table-cell office:value-type="string">
                <text:p>Lenna add</text:p>
              </table:table-cell>
              <table:table-cell office:value-type="float" office:value="28218">
                <text:p>282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27cm" svg:height="11.867cm" xlink:href=".." xlink:type="simple" chart:class="chart:bar" chart:row-mapping="0" chart:style-name="ch1">
        <chart:title svg:x="1.683cm" svg:y="0.373cm" chart:style-name="ch2">
          <text:p>Время выполнения от размера изображения</text:p>
        </chart:title>
        <chart:legend chart:legend-position="end" svg:x="11.722cm" svg:y="5.634cm" style:legend-expansion="high" chart:style-name="ch3"/>
        <chart:plot-area chart:style-name="ch4" table:cell-range-address="Sheet1.A1:Sheet1.B2 Sheet1.D1:Sheet1.D2" chart:data-source-has-labels="both" svg:x="1.269cm" svg:y="1.389cm" svg:width="10.195cm" svg:height="9.26cm">
          <chart:coordinate-region svg:x="2.473cm" svg:y="1.588cm" svg:width="8.991cm" svg:height="8.414cm"/>
          <chart:axis chart:dimension="x" chart:name="primary-x" chart:style-name="ch5" chartooo:axis-type="auto">
            <chartooo:date-scale/>
            <chart:title svg:x="5.78cm" svg:y="10.886cm" chart:style-name="ch6">
              <text:p>method</text:p>
            </chart:title>
            <chart:categories table:cell-range-address="Sheet1.B1:Sheet1.B1 Sheet1.D1:Sheet1.D1"/>
          </chart:axis>
          <chart:axis chart:dimension="y" chart:name="primary-y" chart:style-name="ch7">
            <chart:title svg:x="0.451cm" svg:y="7.439cm" chart:style-name="ch8">
              <text:p>time, microseconds</text:p>
            </chart:title>
            <chart:grid chart:style-name="ch9" chart:class="major"/>
          </chart:axis>
          <chart:series chart:style-name="ch10" chart:values-cell-range-address="Sheet1.B2:Sheet1.B2 Sheet1.D2:Sheet1.D2" chart:label-cell-address="Sheet1.A2:Sheet1.A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 add</text:p>
                <draw:g>
                  <svg:desc>Sheet1.B1:Sheet1.B1 Sheet1.D1:Sheet1.D1</svg:desc>
                </draw:g>
              </table:table-cell>
              <table:table-cell office:value-type="string">
                <text:p>Lenna add</text:p>
              </table:table-cell>
            </table:table-row>
          </table:table-header-rows>
          <table:table-rows>
            <table:table-row>
              <table:table-cell office:value-type="string">
                <text:p>O3</text:p>
                <draw:g>
                  <svg:desc>Sheet1.A2:Sheet1.A2</svg:desc>
                </draw:g>
              </table:table-cell>
              <table:table-cell office:value-type="float" office:value="45879">
                <text:p>45879</text:p>
                <draw:g>
                  <svg:desc>Sheet1.B2:Sheet1.B2 Sheet1.D2:Sheet1.D2</svg:desc>
                </draw:g>
              </table:table-cell>
              <table:table-cell office:value-type="float" office:value="13182">
                <text:p>131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